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810c" officeooo:paragraph-rsid="0011810c"/>
    </style:style>
    <style:style style:name="P2" style:family="paragraph" style:parent-style-name="Text_20_body">
      <style:text-properties officeooo:rsid="00121686" officeooo:paragraph-rsid="00121686"/>
    </style:style>
    <style:style style:name="P3" style:family="paragraph" style:parent-style-name="Text_20_body">
      <style:text-properties officeooo:rsid="0012fa36" officeooo:paragraph-rsid="0012fa36"/>
    </style:style>
    <style:style style:name="P4" style:family="paragraph" style:parent-style-name="Text_20_body">
      <style:text-properties officeooo:rsid="00179cf9" officeooo:paragraph-rsid="00179cf9"/>
    </style:style>
    <style:style style:name="P5" style:family="paragraph" style:parent-style-name="Heading_20_1">
      <style:text-properties officeooo:rsid="0011810c" officeooo:paragraph-rsid="0011810c"/>
    </style:style>
    <style:style style:name="P6" style:family="paragraph" style:parent-style-name="Heading_20_3">
      <style:text-properties officeooo:rsid="0011810c" officeooo:paragraph-rsid="0011810c"/>
    </style:style>
    <style:style style:name="P7" style:family="paragraph" style:parent-style-name="Heading_20_3">
      <style:text-properties officeooo:rsid="00121686" officeooo:paragraph-rsid="00121686"/>
    </style:style>
    <style:style style:name="P8" style:family="paragraph" style:parent-style-name="Text_20_body" style:list-style-name="L1">
      <style:text-properties officeooo:rsid="0012fa36" officeooo:paragraph-rsid="0012fa36"/>
    </style:style>
    <style:style style:name="P9" style:family="paragraph" style:parent-style-name="Text_20_body" style:list-style-name="L1">
      <style:text-properties officeooo:rsid="0012fa36" officeooo:paragraph-rsid="00179cf9"/>
    </style:style>
    <style:style style:name="P10" style:family="paragraph" style:parent-style-name="Text_20_body" style:list-style-name="L1">
      <style:text-properties officeooo:rsid="0012fa36" officeooo:paragraph-rsid="001b6644"/>
    </style:style>
    <style:style style:name="P11" style:family="paragraph" style:parent-style-name="Text_20_body" style:list-style-name="L1">
      <style:text-properties officeooo:rsid="00202462" officeooo:paragraph-rsid="00202462"/>
    </style:style>
    <style:style style:name="P12" style:family="paragraph" style:parent-style-name="Text_20_body" style:list-style-name="L1">
      <style:text-properties officeooo:rsid="00162846" officeooo:paragraph-rsid="00162846"/>
    </style:style>
    <style:style style:name="P13" style:family="paragraph" style:parent-style-name="Text_20_body" style:list-style-name="L1">
      <style:text-properties officeooo:rsid="0014ee2e" officeooo:paragraph-rsid="0014ee2e"/>
    </style:style>
    <style:style style:name="P14" style:family="paragraph" style:parent-style-name="Text_20_body" style:list-style-name="L1">
      <style:text-properties officeooo:rsid="00179cf9" officeooo:paragraph-rsid="00179cf9"/>
    </style:style>
    <style:style style:name="P15" style:family="paragraph" style:parent-style-name="Text_20_body" style:list-style-name="L1">
      <style:text-properties officeooo:rsid="001d46c6" officeooo:paragraph-rsid="001d46c6"/>
    </style:style>
    <style:style style:name="P16" style:family="paragraph" style:parent-style-name="Text_20_body" style:list-style-name="L1">
      <style:text-properties officeooo:rsid="001e01e1" officeooo:paragraph-rsid="001e01e1"/>
    </style:style>
    <style:style style:name="P17" style:family="paragraph" style:parent-style-name="Text_20_body" style:list-style-name="L1">
      <style:text-properties officeooo:rsid="001f1387" officeooo:paragraph-rsid="001f1387"/>
    </style:style>
    <style:style style:name="P18" style:family="paragraph" style:parent-style-name="Text_20_body" style:list-style-name="L1">
      <style:text-properties officeooo:rsid="0020f483" officeooo:paragraph-rsid="0020f483"/>
    </style:style>
    <style:style style:name="T1" style:family="text">
      <style:text-properties officeooo:rsid="001b6644"/>
    </style:style>
    <style:style style:name="T2" style:family="text">
      <style:text-properties officeooo:rsid="0023b9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Borocito</text:h>
      <text:p text:style-name="P1">Software malintencionado. By Zhenboro.</text:p>
      <text:p text:style-name="P1"/>
      <text:h text:style-name="P6" text:outline-level="3">Objetivo</text:h>
      <text:p text:style-name="P1">Borocito es un programa malintencionado que podrá ser configurado en su totalidad para operar bajo cualquier dueño. Es decir, podrá ser configurado para obedecer al que lo configure.</text:p>
      <text:p text:style-name="P1"/>
      <text:h text:style-name="P6" text:outline-level="3">Meta</text:h>
      <text:p text:style-name="P1">Borocito esta pensado para trabajar en cualquier momento, incluso mantenerse en linea si el servidor al que obedece cae, ya que podrá ser configurado remotamente para cambiar a su jefe.</text:p>
      <text:p text:style-name="P1">De esta forma, Borocito mantendrá su control a lo largo del tiempo y también podrá ser actualizado remotamente para mantener a Borocito lo mas feliz posible.</text:p>
      <text:p text:style-name="P1"/>
      <text:h text:style-name="P7" text:outline-level="3">Funcionamiento</text:h>
      <text:p text:style-name="P2">Borocito en si es simple, pero la programación detrás es otra cosa.</text:p>
      <text:p text:style-name="P2"/>
      <text:list xml:id="list3312263244" text:style-name="L1">
        <text:list-item>
          <text:p text:style-name="P8">Extractor.exe</text:p>
          <text:p text:style-name="P11">Es el ejecutable distribuible. Es el que debe iniciar siempre primero.</text:p>
          <text:list>
            <text:list-item>
              <text:p text:style-name="P12">Siempre se ejecuta desde %temp% para evitar problemas con escrituras.</text:p>
            </text:list-item>
            <text:list-item>
              <text:p text:style-name="P13">Primer inicio</text:p>
              <text:list>
                <text:list-item>
                  <text:p text:style-name="P14">Si no existe una instancia anterior</text:p>
                  <text:list>
                    <text:list-item>
                      <text:p text:style-name="P9">Lee la dirección del dueño desde si mismo (inyección).</text:p>
                    </text:list-item>
                    <text:list-item>
                      <text:p text:style-name="P9">Guarda la dirección leída en un registro.</text:p>
                    </text:list-item>
                    <text:list-item>
                      <text:p text:style-name="P9">Copia los archivos necesarios en su carpeta raíz.</text:p>
                    </text:list-item>
                    <text:list-item>
                      <text:p text:style-name="P9">Se copia a si mismo el la carpeta raíz.</text:p>
                    </text:list-item>
                    <text:list-item>
                      <text:p text:style-name="P10">Inicia <text:span text:style-name="T1">Updater</text:span>.exe</text:p>
                    </text:list-item>
                  </text:list>
                </text:list-item>
                <text:list-item>
                  <text:p text:style-name="P14">Si existe una instancia anterior</text:p>
                  <text:list>
                    <text:list-item>
                      <text:p text:style-name="P14">Lee la dirección del dueño desde el registro</text:p>
                    </text:list-item>
                    <text:list-item>
                      <text:p text:style-name="P14">Guarda la dirección en una variable</text:p>
                    </text:list-item>
                    <text:list-item>
                      <text:p text:style-name="P14">Inicia <text:span text:style-name="T1">Updater</text:span>.exe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text:soft-page-break/></text:p>
      <text:list xml:id="list164304803725630" text:continue-numbering="true" text:style-name="L1">
        <text:list-item>
          <text:p text:style-name="P15">Updater.exe</text:p>
          <text:p text:style-name="P11">Updater es un modulo que permite la actualización de los complementos usados por Borocito. También actuá de launcher.</text:p>
          <text:list>
            <text:list-item>
              <text:p text:style-name="P16">Busca actualizaciones en el servidor indicado mediante la dirección</text:p>
              <text:list>
                <text:list-item>
                  <text:p text:style-name="P16">Si encuentra</text:p>
                  <text:list>
                    <text:list-item>
                      <text:p text:style-name="P17">La descarga</text:p>
                    </text:list-item>
                    <text:list-item>
                      <text:p text:style-name="P17">La descomprime en una ubicación temporal</text:p>
                    </text:list-item>
                    <text:list-item>
                      <text:p text:style-name="P17">Detiene Borocito.exe o Extractor.exe si se esta ejecutando</text:p>
                    </text:list-item>
                    <text:list-item>
                      <text:p text:style-name="P17">Copia los archivos a la carpeta raíz</text:p>
                    </text:list-item>
                    <text:list-item>
                      <text:p text:style-name="P17">Inicia Borocito.exe</text:p>
                    </text:list-item>
                  </text:list>
                </text:list-item>
                <text:list-item>
                  <text:p text:style-name="P16">Si no encuentra</text:p>
                  <text:list>
                    <text:list-item>
                      <text:p text:style-name="P17">Inicia Borocito.ex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Borocito.exe</text:p>
          <text:p text:style-name="P11">Es el software malintencionado principal.</text:p>
          <text:list>
            <text:list-item>
              <text:p text:style-name="P8">Primer inicio</text:p>
              <text:list>
                <text:list-item>
                  <text:p text:style-name="P8">Verifica si Extractor.exe guardo la dirección en el registro.</text:p>
                  <text:list>
                    <text:list-item>
                      <text:p text:style-name="P8">No</text:p>
                      <text:list>
                        <text:list-item>
                          <text:p text:style-name="P8">Se detiene.</text:p>
                        </text:list-item>
                      </text:list>
                    </text:list-item>
                    <text:list-item>
                      <text:p text:style-name="P8">Si</text:p>
                      <text:list>
                        <text:list-item>
                          <text:p text:style-name="P8">Toma la dirección y la guarda en una variable.</text:p>
                        </text:list-item>
                      </text:list>
                    </text:list-item>
                  </text:list>
                </text:list-item>
                <text:list-item>
                  <text:p text:style-name="P8">Se crea una UID y se guarda en el registro.</text:p>
                </text:list-item>
                <text:list-item>
                  <text:p text:style-name="P8">Se reporta al servidor <text:span text:style-name="T2">junto a la telemetria</text:span>, identificado con la UID creada.</text:p>
                </text:list-item>
                <text:list-item>
                  <text:p text:style-name="P8">Escribe un archivo y un registro indicando el primer inicio.</text:p>
                </text:list-item>
                <text:list-item>
                  <text:p text:style-name="P8">Se registra el programa para iniciar con windows y con permisos de administrador.</text:p>
                </text:list-item>
                <text:list-item>
                  <text:p text:style-name="P18">Se reinicia.</text:p>
                </text:list-item>
              </text:list>
            </text:list-item>
            <text:list-item>
              <text:p text:style-name="P8">Segundo inicio y en adelante</text:p>
              <text:list>
                <text:list-item>
                  <text:p text:style-name="P8">Verifica que el archivo y el registro existan.</text:p>
                  <text:list>
                    <text:list-item>
                      <text:p text:style-name="P8">No existen</text:p>
                      <text:list>
                        <text:list-item>
                          <text:p text:style-name="P8">Se llama al primer inicio.</text:p>
                        </text:list-item>
                      </text:list>
                    </text:list-item>
                    <text:list-item>
                      <text:p text:style-name="P8">Si existen</text:p>
                      <text:list>
                        <text:list-item>
                          <text:p text:style-name="P8">Se leen los datos de configuración desde el servidor.</text:p>
                        </text:list-item>
                        <text:list-item>
                          <text:p text:style-name="P8"><text:soft-page-break/>Se leen los datos de configuración únicos mediante UID.</text:p>
                        </text:list-item>
                        <text:list-item>
                          <text:p text:style-name="P8">Se comienza a escuchar comando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En esencia, eso es lo que hace Boroci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02:23:11.499000000</meta:creation-date>
    <dc:date>2021-11-18T16:43:03.502000000</dc:date>
    <meta:editing-duration>PT1H31M38S</meta:editing-duration>
    <meta:editing-cycles>15</meta:editing-cycles>
    <meta:generator>LibreOffice/7.2.2.2$Windows_X86_64 LibreOffice_project/02b2acce88a210515b4a5bb2e46cbfb63fe97d56</meta:generator>
    <meta:document-statistic meta:table-count="0" meta:image-count="0" meta:object-count="0" meta:page-count="3" meta:paragraph-count="56" meta:word-count="427" meta:character-count="2405" meta:non-whitespace-character-count="2080"/>
  </office:meta>
</office:document-meta>
</file>